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31, 2021 (10:1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microsoft’s naming guideline](https://docs.microsoft.com/en-us/dotnet/standard/design-guidelines/naming-guidelines(,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7Z</meta:creation-date>
    <dc:date>2021-05-31T22:14:07Z</dc:date>
    <meta:user-defined meta:name="date" meta:value-type="string">May  31, 2021 (10:1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